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0d18" officeooo:paragraph-rsid="00010d18"/>
    </style:style>
    <style:style style:name="P2" style:family="paragraph" style:parent-style-name="Heading_20_3">
      <style:text-properties officeooo:rsid="00015344" officeooo:paragraph-rsid="00010d18"/>
    </style:style>
    <style:style style:name="P3" style:family="paragraph" style:parent-style-name="Text_20_body">
      <style:text-properties officeooo:rsid="00015344" officeooo:paragraph-rsid="00010d18"/>
    </style:style>
    <style:style style:name="P4" style:family="paragraph" style:parent-style-name="Heading_20_3">
      <style:paragraph-properties fo:break-before="page"/>
      <style:text-properties officeooo:rsid="00015344" officeooo:paragraph-rsid="00015344"/>
    </style:style>
    <style:style style:name="P5" style:family="paragraph" style:parent-style-name="Heading_20_3">
      <style:text-properties officeooo:rsid="00015344" officeooo:paragraph-rsid="00015344"/>
    </style:style>
    <style:style style:name="P6" style:family="paragraph" style:parent-style-name="Text_20_body">
      <style:paragraph-properties fo:line-height="115%"/>
    </style:style>
    <style:style style:name="P7" style:family="paragraph" style:parent-style-name="Heading_20_4">
      <style:text-properties officeooo:rsid="00015344" officeooo:paragraph-rsid="00010d18"/>
    </style:style>
    <style:style style:name="P8" style:family="paragraph" style:parent-style-name="Standard">
      <style:text-properties officeooo:rsid="00015344" officeooo:paragraph-rsid="00010d18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break-before="page"/>
    </style:style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T1" style:family="text">
      <style:text-properties officeooo:rsid="0002dd4a"/>
    </style:style>
    <style:style style:name="T2" style:family="text">
      <style:text-properties officeooo:rsid="0004c37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 31.07. <text:span text:style-name="T2">Story Übung</text:span> </text:p>
      <text:p text:style-name="P8"/>
      <text:h text:style-name="P7" text:outline-level="4">1. To-do-Listen-Anwendung für Studenten</text:h>
      <text:list text:style-name="L4">
        <text:list-item>
          <text:p text:style-name="P13"><text:span text:style-name="Strong_20_Emphasis">Titel:</text:span> Aufgabe mit Fälligkeitsdatum erstellen</text:p>
        </text:list-item>
        <text:list-item>
          <text:p text:style-name="P13"><text:span text:style-name="Strong_20_Emphasis">Beschreibung:</text:span> Als <text:span text:style-name="Strong_20_Emphasis">Student</text:span> möchte ich <text:span text:style-name="Strong_20_Emphasis">einer Aufgabe ein Fälligkeitsdatum hinzufügen können</text:span>, damit <text:span text:style-name="Strong_20_Emphasis">ich meine Abgabetermine und Deadlines nicht vergesse.</text:span></text:p>
        </text:list-item>
        <text:list-item>
          <text:p text:style-name="P13"><text:span text:style-name="Strong_20_Emphasis">Akzeptanzkriterien:</text:span></text:p>
          <text:list>
            <text:list-item>
              <text:p text:style-name="P13">Beim Erstellen einer neuen Aufgabe kann ich ein Datum und eine Uhrzeit für die Fälligkeit auswählen.</text:p>
            </text:list-item>
            <text:list-item>
              <text:p text:style-name="P13">In der Aufgabenübersicht wird das Fälligkeitsdatum deutlich sichtbar neben der Aufgabe angezeigt.</text:p>
            </text:list-item>
            <text:list-item>
              <text:p text:style-name="P13">Aufgaben, die heute oder in der Vergangenheit fällig waren, werden farblich hervorgehoben.</text:p>
            </text:list-item>
          </text:list>
        </text:list-item>
      </text:list>
      <text:h text:style-name="Heading_20_4" text:outline-level="4">2. Social-Media-Plattform für die Planung von Events</text:h>
      <text:list text:style-name="L5">
        <text:list-item>
          <text:p text:style-name="P14"><text:span text:style-name="Strong_20_Emphasis">Titel:</text:span> Event erstellen</text:p>
        </text:list-item>
        <text:list-item>
          <text:p text:style-name="P14"><text:span text:style-name="Strong_20_Emphasis">Beschreibung:</text:span> Als <text:span text:style-name="Strong_20_Emphasis">Event-Organisator</text:span> möchte ich <text:span text:style-name="Strong_20_Emphasis">ein neues Event mit allen wichtigen Details erstellen können</text:span>, damit <text:span text:style-name="Strong_20_Emphasis">ich andere Nutzer einladen und meine Veranstaltung bekannt machen kann.</text:span></text:p>
        </text:list-item>
        <text:list-item>
          <text:p text:style-name="P14"><text:span text:style-name="Strong_20_Emphasis">Akzeptanzkriterien:</text:span></text:p>
          <text:list>
            <text:list-item>
              <text:p text:style-name="P14">Der Organisator kann einen Event-Titel, eine Beschreibung, Datum, Uhrzeit und einen Ort eingeben.</text:p>
            </text:list-item>
            <text:list-item>
              <text:p text:style-name="P14">Der Organisator kann festlegen, ob das Event "öffentlich" (für alle sichtbar) oder "privat" (nur für eingeladene Nutzer) ist.</text:p>
            </text:list-item>
            <text:list-item>
              <text:p text:style-name="P14">Nach dem Speichern wird das Event auf der Plattform veröffentlicht und ist über eine eigene Seite erreichbar.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31T09:41:28.979000000</meta:creation-date>
    <dc:date>2025-07-31T15:39:34.141000000</dc:date>
    <meta:editing-duration>PT12M1S</meta:editing-duration>
    <meta:editing-cycles>3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15" meta:word-count="169" meta:character-count="1190" meta:non-whitespace-character-count="1047"/>
  </office:meta>
</office:document-meta>
</file>